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1701in" fo:break-before="auto" style:use-optimal-row-height="false"/>
    </style:style>
    <style:style style:name="ro7" style:family="table-row">
      <style:table-row-properties style:row-height="0.5638in" fo:break-before="auto" style:use-optimal-row-height="false"/>
    </style:style>
    <style:style style:name="ro8" style:family="table-row">
      <style:table-row-properties style:row-height="1.4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50"/>
        <table:table-column table:style-name="co8" table:number-columns-repeated="1008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3" office:value-type="string">
            <text:p>Federated Suns</text:p>
          </table:table-cell>
          <table:table-cell table:style-name="ce38" office:value-type="string">
            <text:p>Draconis Combine</text:p>
          </table:table-cell>
          <table:table-cell table:style-name="ce41" office:value-type="string">
            <text:p>Lyran Alliance</text:p>
          </table:table-cell>
          <table:table-cell table:style-name="ce43" office:value-type="string">
            <text:p>Free Worlds League</text:p>
          </table:table-cell>
          <table:table-cell table:style-name="ce45" office:value-type="string">
            <text:p>Capellan Confederation</text:p>
          </table:table-cell>
          <table:table-cell table:style-name="ce1"/>
          <table:table-cell table:style-name="ce51" table:number-columns-repeated="1008"/>
        </table:table-row>
        <table:table-row table:style-name="ro2">
          <table:covered-table-cell table:number-columns-repeated="2" table:style-name="ce2"/>
          <table:table-cell table:style-name="ce24" office:value-type="string">
            <text:p>House Davion</text:p>
          </table:table-cell>
          <table:table-cell table:style-name="ce39" office:value-type="string">
            <text:p>House Kurita</text:p>
          </table:table-cell>
          <table:table-cell table:style-name="ce42" office:value-type="string">
            <text:p>House Steiner</text:p>
          </table:table-cell>
          <table:table-cell table:style-name="ce44" office:value-type="string">
            <text:p>House Marik</text:p>
          </table:table-cell>
          <table:table-cell table:style-name="ce46" office:value-type="string">
            <text:p>House Liao</text:p>
          </table:table-cell>
          <table:table-cell table:style-name="ce2"/>
          <table:table-cell table:style-name="ce52" table:number-columns-repeated="1008"/>
        </table:table-row>
        <table:table-row table:style-name="ro3">
          <table:covered-table-cell table:number-columns-repeated="2" table:style-name="ce3"/>
          <table:table-cell table:style-name="ce25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5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5" office:value-type="string">
            <text:p>Very similar to Federated Suns. Likes Gauss</text:p>
            <text:p>and ECM. Invented Heavy Gauss.</text:p>
          </table:table-cell>
          <table:table-cell table:style-name="ce25" office:value-type="string">
            <text:p>The weakest faction militarily with a heavy emphasis </text:p>
            <text:p>On vehicles as a result. Invented the Light Gauss.</text:p>
          </table:table-cell>
          <table:table-cell table:style-name="ce25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5" table:number-columns-repeated="1008"/>
        </table:table-row>
        <table:table-row table:style-name="ro4">
          <table:table-cell office:value-type="string">
            <text:p>Locust</text:p>
          </table:table-cell>
          <table:table-cell table:style-name="ce15" office:value-type="float" office:value="20">
            <text:p>20</text:p>
          </table:table-cell>
          <table:table-cell table:style-name="ce26" office:value-type="string">
            <text:p>LCT-3D (2xLRM5)</text:p>
          </table:table-cell>
          <table:table-cell/>
          <table:table-cell table:style-name="ce26" office:value-type="string">
            <text:p>LCT-3S (MBL+2xSSRM2)</text:p>
          </table:table-cell>
          <table:table-cell table:style-name="ce26" office:value-type="string">
            <text:p>LCT-3M (MBL+4xSBL+AMS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Flea</text:p>
          </table:table-cell>
          <table:table-cell table:style-name="ce15" office:value-type="float" office:value="20">
            <text:p>20</text:p>
          </table:table-cell>
          <table:table-cell table:number-columns-repeated="4"/>
          <table:table-cell table:style-name="ce26" office:value-type="string">
            <text:p>FLE-17 (2xMPL+2xSBL+Flamer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Raptor</text:p>
          </table:table-cell>
          <table:table-cell table:style-name="ce15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Commando</text:p>
          </table:table-cell>
          <table:table-cell table:style-name="ce15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Dart</text:p>
          </table:table-cell>
          <table:table-cell table:style-name="ce15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Javelin</text:p>
          </table:table-cell>
          <table:table-cell table:style-name="ce15" office:value-type="float" office:value="30">
            <text:p>30</text:p>
          </table:table-cell>
          <table:table-cell table:style-name="ce26" office:value-type="string">
            <text:p>JVN-11B (2xSRM4,ECM,BAP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Eagle</text:p>
          </table:table-cell>
          <table:table-cell table:style-name="ce15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8"/>
          <table:table-cell office:value-type="string">
            <text:p>HM-1 (3xMBL+LRM5+TAG+ECM+BAP+MASC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Osiris</text:p>
          </table:table-cell>
          <table:table-cell table:style-name="ce15" office:value-type="float" office:value="30">
            <text:p>30</text:p>
          </table:table-cell>
          <table:table-cell table:style-name="ce26" office:value-type="string">
            <text:p>OSR-3D (4xMBL+SRM6+JJ)</text:p>
          </table:table-cell>
          <table:table-cell table:number-columns-repeated="5"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15"/>
          <table:table-cell table:style-name="ce26" office:value-type="string">
            <text:p>OSR-4D (5xMPL+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Anubis</text:p>
          </table:table-cell>
          <table:table-cell table:style-name="ce15" office:value-type="float" office:value="30">
            <text:p>30</text:p>
          </table:table-cell>
          <table:table-cell table:style-name="ce28" table:number-columns-repeated="4"/>
          <table:table-cell table:style-name="ce28" office:value-type="string">
            <text:p>ABS-3L (4xLRM5+ERSBL+Stealth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Valkyrie</text:p>
          </table:table-cell>
          <table:table-cell table:style-name="ce15" office:value-type="float" office:value="30">
            <text:p>30</text:p>
          </table:table-cell>
          <table:table-cell table:style-name="ce26" office:value-type="string">
            <text:p>VLK-QD (LRM10+M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Razorback</text:p>
          </table:table-cell>
          <table:table-cell table:style-name="ce15" office:value-type="float" office:value="30">
            <text:p>30</text:p>
          </table:table-cell>
          <table:table-cell/>
          <table:table-cell office:value-type="string">
            <text:p>RZK-9S (ERLBL+SSRM4+4xMG)</text:p>
          </table:table-cell>
          <table:table-cell table:number-columns-repeated="4"/>
          <table:table-cell table:style-name="ce28" table:number-columns-repeated="1008"/>
        </table:table-row>
        <table:table-row table:style-name="ro5">
          <table:table-cell/>
          <table:table-cell table:style-name="ce15"/>
          <table:table-cell/>
          <table:table-cell office:value-type="string">
            <text:p>RZK-10S (SnubPPC,MRM10/SRM6,2xERSBL,BAP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Urbanmech</text:p>
          </table:table-cell>
          <table:table-cell table:style-name="ce15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Firestarter</text:p>
          </table:table-cell>
          <table:table-cell table:style-name="ce15" office:value-type="float" office:value="35">
            <text:p>35</text:p>
          </table:table-cell>
          <table:table-cell table:style-name="ce26" office:value-type="string">
            <text:p>FS9-S (4xFlamer,2xMBL,AMS,BAP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Owens</text:p>
          </table:table-cell>
          <table:table-cell table:style-name="ce15" office:value-type="float" office:value="35">
            <text:p>35</text:p>
          </table:table-cell>
          <table:table-cell table:style-name="ce28"/>
          <table:table-cell table:style-name="ce28" office:value-type="string">
            <text:p>OW-1-P (2xLRM5+MBL+2xSBL+TAG+BAP)</text:p>
          </table:table-cell>
          <table:table-cell table:style-name="ce28" table:number-columns-repeated="2"/>
          <table:table-cell table:style-name="ce28" office:value-type="string">
            <text:p>OW-1-P (2xLRM5+MBL+2xSBL+TAG+BAP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6"/>
          <table:table-cell table:style-name="ce15"/>
          <table:table-cell table:style-name="ce28"/>
          <table:table-cell table:style-name="ce28" office:value-type="string">
            <text:p>OW-1-E (MRM10+MBL+MPL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6" office:value-type="string">
            <text:p>Wolfhound</text:p>
          </table:table-cell>
          <table:table-cell table:style-name="ce15" office:value-type="float" office:value="35">
            <text:p>35</text:p>
          </table:table-cell>
          <table:table-cell table:style-name="ce28" table:number-columns-repeated="2"/>
          <table:table-cell table:style-name="ce28" office:value-type="string">
            <text:p>WLF-2 (ERLBL+4xMBL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Stiletto</text:p>
          </table:table-cell>
          <table:table-cell table:style-name="ce15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3"/>
          <table:table-cell table:style-name="ce28" table:number-columns-repeated="1008"/>
        </table:table-row>
        <table:table-row table:style-name="ro4">
          <table:table-cell/>
          <table:table-cell table:style-name="ce15"/>
          <table:table-cell table:number-columns-repeated="2"/>
          <table:table-cell office:value-type="string">
            <text:p>STO-6X (4xERMBL+BAP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4"/>
          <table:table-cell table:style-name="ce26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Raven</text:p>
          </table:table-cell>
          <table:table-cell table:style-name="ce15" office:value-type="float" office:value="35">
            <text:p>35</text:p>
          </table:table-cell>
          <table:table-cell table:number-columns-repeated="3"/>
          <table:table-cell table:style-name="ce26" office:value-type="string">
            <text:p>RVN-3M (LRM-15,2xSBL,SPL,Narc)</text:p>
          </table:table-cell>
          <table:table-cell office:value-type="string">
            <text:p>RVN-4L (EWAR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Nighthawk</text:p>
          </table:table-cell>
          <table:table-cell table:style-name="ce15" office:value-type="float" office:value="35">
            <text:p>35</text:p>
          </table:table-cell>
          <table:table-cell table:number-columns-repeated="2"/>
          <table:table-cell table:style-name="ce26" office:value-type="string">
            <text:p>NTK-2S (2xLBL+ECM/BAP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Talon</text:p>
          </table:table-cell>
          <table:table-cell table:style-name="ce15" office:value-type="float" office:value="35">
            <text:p>35</text:p>
          </table:table-cell>
          <table:table-cell table:style-name="ce26" office:value-type="string">
            <text:p>TLN-5Z (2xERLBL)</text:p>
          </table:table-cell>
          <table:table-cell/>
          <table:table-cell table:style-name="ce26" office:value-type="string">
            <text:p>TLN-5W (ERPPC+2xMB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Panther</text:p>
          </table:table-cell>
          <table:table-cell table:style-name="ce15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Hollander</text:p>
          </table:table-cell>
          <table:table-cell table:style-name="ce15" office:value-type="float" office:value="35">
            <text:p>35</text:p>
          </table:table-cell>
          <table:table-cell table:style-name="ce26" office:value-type="string">
            <text:p>BZK-G1 (LBX10,2xMBL)</text:p>
          </table:table-cell>
          <table:table-cell/>
          <table:table-cell table:style-name="ce26" office:value-type="string">
            <text:p>BZK-F3 (Gauss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Jenner</text:p>
          </table:table-cell>
          <table:table-cell table:style-name="ce15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2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7"/>
          <table:table-cell/>
          <table:table-cell table:style-name="ce29" table:number-columns-repeated="5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6" office:value-type="string">
            <text:p>Cicada</text:p>
          </table:table-cell>
          <table:table-cell table:style-name="ce15" office:value-type="float" office:value="40">
            <text:p>40</text:p>
          </table:table-cell>
          <table:table-cell table:style-name="ce28" table:number-columns-repeated="3"/>
          <table:table-cell table:style-name="ce28" office:value-type="string">
            <text:p>CDA-3M (UAC5+2xMBL+SP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6" office:value-type="string">
            <text:p>Sentinel</text:p>
          </table:table-cell>
          <table:table-cell table:style-name="ce15" office:value-type="float" office:value="40">
            <text:p>40</text:p>
          </table:table-cell>
          <table:table-cell table:style-name="ce26" office:value-type="string">
            <text:p>STN-4D (RAC5+ERMBL)</text:p>
          </table:table-cell>
          <table:table-cell table:style-name="ce26" office:value-type="string">
            <text:p>STN-M (UAC5,MBL,SRM-2)</text:p>
          </table:table-cell>
          <table:table-cell table:style-name="ce26" office:value-type="string">
            <text:p>STN-3L (UAC5,SBL,SSRM2)</text:p>
          </table:table-cell>
          <table:table-cell table:style-name="ce26" office:value-type="string">
            <text:p>STN-M (UAC5,MBL,SRM-2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Daimyo</text:p>
          </table:table-cell>
          <table:table-cell table:style-name="ce15" office:value-type="float" office:value="40">
            <text:p>40</text:p>
          </table:table-cell>
          <table:table-cell table:style-name="ce28"/>
          <table:table-cell table:style-name="ce28" office:value-type="string">
            <text:p>DMO-1K (ERPPC,SRM6,2xMBL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Strider</text:p>
          </table:table-cell>
          <table:table-cell table:style-name="ce15" office:value-type="float" office:value="40">
            <text:p>40</text:p>
          </table:table-cell>
          <table:table-cell table:style-name="ce28"/>
          <table:table-cell table:style-name="ce28" office:value-type="string">
            <text:p>SR1-O (2xSRM6+SBL+BAP)</text:p>
          </table:table-cell>
          <table:table-cell table:style-name="ce28" table:number-columns-repeated="2"/>
          <table:table-cell table:style-name="ce28" office:value-type="string">
            <text:p>SYU-2B (2xERLBL+2xERMBL+TAG+Stealth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Sha Yu</text:p>
          </table:table-cell>
          <table:table-cell table:style-name="ce15" office:value-type="float" office:value="40">
            <text:p>40</text:p>
          </table:table-cell>
          <table:table-cell table:style-name="ce28" table:number-columns-repeated="4"/>
          <table:table-cell table:style-name="ce28" office:value-type="string">
            <text:p>SYU-2B (2xERLBL+2xERMBL+TAG+Stealth)</text:p>
          </table:table-cell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Chimera</text:p>
          </table:table-cell>
          <table:table-cell table:style-name="ce15" office:value-type="float" office:value="40">
            <text:p>40</text:p>
          </table:table-cell>
          <table:table-cell table:style-name="ce26" office:value-type="string">
            <text:p>CMA-1S (ERLBL/ERMBL/MRM20/MG+JJ)</text:p>
          </table:table-cell>
          <table:table-cell table:number-columns-repeated="2" table:style-name="ce26" office:value-type="string">
            <text:p>CMA-1S (ERLBL/ERMBL/MRM20/MG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Snake</text:p>
          </table:table-cell>
          <table:table-cell table:style-name="ce15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Wolf Trap</text:p>
          </table:table-cell>
          <table:table-cell table:style-name="ce15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office:value-type="string">
            <text:p>Komodo</text:p>
          </table:table-cell>
          <table:table-cell table:style-name="ce15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2"/>
          <table:table-cell office:value-type="string">
            <text:p>VND-3L (ERPPC+LRM5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Vindicator</text:p>
          </table:table-cell>
          <table:table-cell table:style-name="ce15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office:value-type="string">
            <text:p>Hollander II</text:p>
          </table:table-cell>
          <table:table-cell table:style-name="ce15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Cobra</text:p>
          </table:table-cell>
          <table:table-cell table:style-name="ce15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office:value-type="string">
            <text:p>Hellspawn</text:p>
          </table:table-cell>
          <table:table-cell table:style-name="ce15" office:value-type="float" office:value="45">
            <text:p>45</text:p>
          </table:table-cell>
          <table:table-cell table:style-name="ce26" office:value-type="string">
            <text:p>HSN-7D (3xMPL+LRM10+ECM+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Blackjack</text:p>
          </table:table-cell>
          <table:table-cell table:style-name="ce15" office:value-type="float" office:value="45">
            <text:p>45</text:p>
          </table:table-cell>
          <table:table-cell table:style-name="ce26" office:value-type="string">
            <text:p>BJ-2 (2xERLBL,4xSSRM2,JJ)</text:p>
          </table:table-cell>
          <table:table-cell table:style-name="ce26" office:value-type="string">
            <text:p>BJ2-O Prime (2xUAC5+4xMBL+4xMG+JJ)</text:p>
          </table:table-cell>
          <table:table-cell/>
          <table:table-cell table:style-name="ce26" office:value-type="string">
            <text:p>BJ2-O Prime (2xUAC5+4xMBL+4xMG+JJ)</text:p>
          </table:table-cell>
          <table:table-cell table:style-name="ce26" office:value-type="string">
            <text:p>BJ-3 (2xPPC+4xMBL+JJ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15"/>
          <table:table-cell table:style-name="ce26" office:value-type="string">
            <text:p>BJ-4 (2xUAC5+2xERMBL+JJ)</text:p>
          </table:table-cell>
          <table:table-cell table:number-columns-repeated="5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office:value-type="string">
            <text:p>Trebuchet</text:p>
          </table:table-cell>
          <table:table-cell table:style-name="ce15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/>
          <table:table-cell table:style-name="ce15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8" office:value-type="string">
            <text:p>Legionnaire</text:p>
          </table:table-cell>
          <table:table-cell table:style-name="ce18" office:value-type="float" office:value="50">
            <text:p>50</text:p>
          </table:table-cell>
          <table:table-cell table:style-name="ce30" office:value-type="string">
            <text:p>LGN-2D (RAC5)</text:p>
          </table:table-cell>
          <table:table-cell table:style-name="ce30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9"/>
          <table:table-cell table:style-name="ce19"/>
          <table:table-cell table:style-name="ce31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0" office:value-type="string">
            <text:p><text:span text:style-name="T1">Starslayer</text:span></text:p>
          </table:table-cell>
          <table:table-cell table:style-name="ce20" office:value-type="float" office:value="50">
            <text:p>50</text:p>
          </table:table-cell>
          <table:table-cell table:style-name="ce32" office:value-type="string">
            <text:p>STY-3D (ERPPC+LBL+3xMBL)</text:p>
          </table:table-cell>
          <table:table-cell table:style-name="ce32"/>
          <table:table-cell table:style-name="ce32" office:value-type="string">
            <text:p>STY-3C (2xLBL+2xMBL+SRM4+SBL)</text:p>
          </table:table-cell>
          <table:table-cell table:style-name="ce32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Uziel</text:p>
          </table:table-cell>
          <table:table-cell table:style-name="ce15" office:value-type="float" office:value="50">
            <text:p>50</text:p>
          </table:table-cell>
          <table:table-cell table:style-name="ce28" table:number-columns-repeated="2"/>
          <table:table-cell table:style-name="ce26" office:value-type="string">
            <text:p>UZL-2S (2xPPC,SRM6,2xMG,BAP,JJ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6"/>
          <table:table-cell table:style-name="ce15"/>
          <table:table-cell table:style-name="ce28" table:number-columns-repeated="2"/>
          <table:table-cell table:style-name="ce26" office:value-type="string">
            <text:p>UZL-3S(LBX2+LPL+ERMBL+2xERSBL+SRM6+JJ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Enfield</text:p>
          </table:table-cell>
          <table:table-cell table:style-name="ce15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6" office:value-type="string">
            <text:p>Enforcer</text:p>
          </table:table-cell>
          <table:table-cell table:style-name="ce15" office:value-type="float" office:value="50">
            <text:p>50</text:p>
          </table:table-cell>
          <table:table-cell table:style-name="ce28" office:value-type="string">
            <text:p>ENF-5D (LBX10+ERLBL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Centurion</text:p>
          </table:table-cell>
          <table:table-cell table:style-name="ce15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Hunchback</text:p>
          </table:table-cell>
          <table:table-cell table:style-name="ce15" office:value-type="float" office:value="50">
            <text:p>50</text:p>
          </table:table-cell>
          <table:table-cell table:number-columns-repeated="3" table:style-name="ce26" office:value-type="string">
            <text:p>HBK-4G (AC20, 2xMBL,SBL)</text:p>
          </table:table-cell>
          <table:table-cell table:style-name="ce26" office:value-type="string">
            <text:p>HBK-5M (AC20,2xMBL,SPL,bad ammo)</text:p>
          </table:table-cell>
          <table:table-cell table:style-name="ce26" office:value-type="string">
            <text:p>HBK-4G (AC20, 2xMBL,SBL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15"/>
          <table:table-cell table:style-name="ce26" office:value-type="string">
            <text:p>HBK-4P (8xMBL)</text:p>
          </table:table-cell>
          <table:table-cell/>
          <table:table-cell table:style-name="ce26" office:value-type="string">
            <text:p>HBK-5S (LBX20,2xMPL,SPL)</text:p>
          </table:table-cell>
          <table:table-cell table:number-columns-repeated="2" table:style-name="ce26" office:value-type="string">
            <text:p>HBK-4P (8xMBL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Shadow Hawk</text:p>
          </table:table-cell>
          <table:table-cell table:style-name="ce15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6" office:value-type="string">
            <text:p>Kintaro</text:p>
          </table:table-cell>
          <table:table-cell table:style-name="ce15" office:value-type="float" office:value="55">
            <text:p>55</text:p>
          </table:table-cell>
          <table:table-cell table:style-name="ce28"/>
          <table:table-cell table:style-name="ce28" office:value-type="string">
            <text:p>KTO-K (2xSSRM6+3xERMBL+JJ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6" office:value-type="string">
            <text:p>Men Shen</text:p>
          </table:table-cell>
          <table:table-cell table:style-name="ce15" office:value-type="float" office:value="55">
            <text:p>55</text:p>
          </table:table-cell>
          <table:table-cell table:style-name="ce28" table:number-columns-repeated="4"/>
          <table:table-cell table:style-name="ce28" office:value-type="string">
            <text:p>MS1-O (4xMPL+LRM15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Apollo</text:p>
          </table:table-cell>
          <table:table-cell table:style-name="ce15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Dervish</text:p>
          </table:table-cell>
          <table:table-cell table:style-name="ce15" office:value-type="float" office:value="55">
            <text:p>55</text:p>
          </table:table-cell>
          <table:table-cell table:style-name="ce26" office:value-type="string">
            <text:p>DV-8D (2xLRM15+4xERMBL,JJ)</text:p>
          </table:table-cell>
          <table:table-cell table:style-name="ce28" table:number-columns-repeated="2"/>
          <table:table-cell table:style-name="ce26" office:value-type="string">
            <text:p>DV-6M (2xLRM10+2xSRM2+2xMB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office:value-type="string">
            <text:p>Bushwacker</text:p>
          </table:table-cell>
          <table:table-cell table:style-name="ce15" office:value-type="float" office:value="55">
            <text:p>55</text:p>
          </table:table-cell>
          <table:table-cell table:style-name="ce28"/>
          <table:table-cell/>
          <table:table-cell table:style-name="ce28" office:value-type="string">
            <text:p>BSW-X1 (AC10+ERLBL+LRM10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15"/>
          <table:table-cell table:style-name="ce28"/>
          <table:table-cell/>
          <table:table-cell table:style-name="ce28" office:value-type="string">
            <text:p>BSW-S2 (LBX10+ERLBL+2xSRM4+AMS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Gladiator</text:p>
          </table:table-cell>
          <table:table-cell table:style-name="ce15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 table:number-rows-repeated="3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7"/>
          <table:table-cell/>
          <table:table-cell table:style-name="ce29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Quickdraw</text:p>
          </table:table-cell>
          <table:table-cell table:style-name="ce15" office:value-type="float" office:value="60">
            <text:p>60</text:p>
          </table:table-cell>
          <table:table-cell table:style-name="ce28"/>
          <table:table-cell table:style-name="ce28" office:value-type="string">
            <text:p>Quickdraw QKD-5K (SRM-4+6xMBL)</text:p>
          </table:table-cell>
          <table:table-cell table:style-name="ce28"/>
          <table:table-cell table:style-name="ce28" office:value-type="string">
            <text:p>QKD-5M (LRM10,4xMBL,SRM4,JJ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Yeoman</text:p>
          </table:table-cell>
          <table:table-cell table:style-name="ce15" office:value-type="float" office:value="60">
            <text:p>60</text:p>
          </table:table-cell>
          <table:table-cell table:style-name="ce28" table:number-columns-repeated="3"/>
          <table:table-cell table:style-name="ce28" office:value-type="string">
            <text:p>YMN-6Y (2xLRM15+2xLRM10)</text:p>
          </table:table-cell>
          <table:table-cell table:style-name="ce28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1" office:value-type="string">
            <text:p>Argus</text:p>
          </table:table-cell>
          <table:table-cell table:style-name="ce21" office:value-type="float" office:value="60">
            <text:p>60</text:p>
          </table:table-cell>
          <table:table-cell table:style-name="ce26" office:value-type="string">
            <text:p>AGS-4D (RAC5,LRM10,2xERMBL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6" office:value-type="string">
            <text:p>Dragon</text:p>
          </table:table-cell>
          <table:table-cell table:style-name="ce15" office:value-type="float" office:value="60">
            <text:p>60</text:p>
          </table:table-cell>
          <table:table-cell table:style-name="ce28"/>
          <table:table-cell table:style-name="ce28" office:value-type="string">
            <text:p>DRG-7N (AC5,Gauss,MRM10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5"/>
          <table:table-cell table:style-name="ce28"/>
          <table:table-cell table:style-name="ce28" office:value-type="string">
            <text:p>DRG-5K (ERPPC,LRM-10+3xMBL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Rifleman</text:p>
          </table:table-cell>
          <table:table-cell table:style-name="ce15" office:value-type="float" office:value="60">
            <text:p>60</text:p>
          </table:table-cell>
          <table:table-cell table:style-name="ce28" office:value-type="string">
            <text:p>RFL-5D (2xPPC+2xLBL+2xMBL)</text:p>
          </table:table-cell>
          <table:table-cell table:style-name="ce28"/>
          <table:table-cell table:number-columns-repeated="2" table:style-name="ce28" office:value-type="string">
            <text:p>RFL-5M (2xUAC5+2xLBL+2xMBL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Tempes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TMP-3M (Gauss+LPL+3xMBL+SRM6+JJ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TDR-7M (ERLBL+LRM15+3xMBL+2xMG)</text:p>
          </table:table-cell>
          <table:table-cell table:style-name="ce28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table:style-name="ce6" office:value-type="string">
            <text:p>Jinggau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4"/>
          <table:table-cell table:style-name="ce28" office:value-type="string">
            <text:p>JN-G8A (Gauss+4xERMBL+MPL+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table:style-name="ce11" office:value-type="string">
            <text:p>Catapult</text:p>
          </table:table-cell>
          <table:table-cell table:style-name="ce15" office:value-type="float" office:value="65">
            <text:p>65</text:p>
          </table:table-cell>
          <table:table-cell table:style-name="ce26" office:value-type="string">
            <text:p>CTPL-C2 (2xLRM15,2xLBX2)</text:p>
          </table:table-cell>
          <table:table-cell table:style-name="ce26" office:value-type="string">
            <text:p>CPLT-K5 (2xMRM30,2xMPL)</text:p>
          </table:table-cell>
          <table:table-cell table:style-name="ce26" office:value-type="string">
            <text:p>CPLT-C4 (2xLRM20,SBLs)</text:p>
          </table:table-cell>
          <table:table-cell table:style-name="ce26" office:value-type="string">
            <text:p>CPLT-C1 (2xLRM15+4xSBL)</text:p>
          </table:table-cell>
          <table:table-cell table:style-name="ce26" office:value-type="string">
            <text:p>CTPL-C1 (2xLRM15,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 table:style-name="ce15"/>
          <table:table-cell table:style-name="ce28"/>
          <table:table-cell table:style-name="ce26" office:value-type="string">
            <text:p>CPLT-K2 (2xPPC,2xMBL)</text:p>
          </table:table-cell>
          <table:table-cell table:style-name="ce28" table:number-columns-repeated="2"/>
          <table:table-cell table:style-name="ce26" office:value-type="string">
            <text:p>CPLT-C3 (Arrow IV, 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 table:style-name="ce15"/>
          <table:table-cell table:style-name="ce28"/>
          <table:table-cell table:style-name="ce26" office:value-type="string">
            <text:p>CTPL-C1 (2xLRM15,4xMBL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table:style-name="ce12" office:value-type="string">
            <text:p>Patriot</text:p>
          </table:table-cell>
          <table:table-cell table:style-name="ce18" office:value-type="float" office:value="65">
            <text:p>65</text:p>
          </table:table-cell>
          <table:table-cell table:style-name="ce33" table:number-columns-repeated="3"/>
          <table:table-cell table:style-name="ce33" office:value-type="string">
            <text:p>PKM-2C (ArrowIV+HeavyPPC+ECM)</text:p>
          </table:table-cell>
          <table:table-cell table:style-name="ce33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office:value-type="string">
            <text:p>Jagermech</text:p>
          </table:table-cell>
          <table:table-cell table:style-name="ce15" office:value-type="float" office:value="65">
            <text:p>65</text:p>
          </table:table-cell>
          <table:table-cell office:value-type="string">
            <text:p>JM6-DD (2xUAC5+2xAC2+2xMPL)</text:p>
          </table:table-cell>
          <table:table-cell/>
          <table:table-cell office:value-type="string">
            <text:p>JM6-DG (2xGauss+2xERMBL)</text:p>
          </table:table-cell>
          <table:table-cell/>
          <table:table-cell office:value-type="string">
            <text:p>JM6-DD (2xUAC5+2xAC2+2xMP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15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3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Hercules</text:p>
          </table:table-cell>
          <table:table-cell table:style-name="ce15" office:value-type="float" office:value="70">
            <text:p>70</text:p>
          </table:table-cell>
          <table:table-cell table:style-name="ce28" table:number-columns-repeated="3"/>
          <table:table-cell table:style-name="ce28" office:value-type="string">
            <text:p>HRC-KS-9000 (LBX10+ERPPC+MPL+SSRM2+AMS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Archer</text:p>
          </table:table-cell>
          <table:table-cell table:style-name="ce15" office:value-type="float" office:value="70">
            <text:p>70</text:p>
          </table:table-cell>
          <table:table-cell table:style-name="ce28" office:value-type="string">
            <text:p>ARC-2R (2xLRM20,4xMBL)</text:p>
          </table:table-cell>
          <table:table-cell table:style-name="ce28" table:number-columns-repeated="2"/>
          <table:table-cell table:style-name="ce28" office:value-type="string">
            <text:p>ARC-4M (2xLRM20,4xMBL)</text:p>
          </table:table-cell>
          <table:table-cell table:style-name="ce28" office:value-type="string">
            <text:p>ARC-7L (2xLRM20/ERMBL,ECM,JJ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office:value-type="string">
            <text:p>Caesar</text:p>
          </table:table-cell>
          <table:table-cell table:style-name="ce15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Cataphract</text:p>
          </table:table-cell>
          <table:table-cell table:style-name="ce15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11" office:value-type="string">
            <text:p>Warhammer</text:p>
          </table:table-cell>
          <table:table-cell table:style-name="ce21" office:value-type="float" office:value="70">
            <text:p>70</text:p>
          </table:table-cell>
          <table:table-cell table:style-name="ce26" office:value-type="string">
            <text:p>WHM-6D (2xPPC+2xMBL+2xSBL)</text:p>
          </table:table-cell>
          <table:table-cell table:style-name="ce26" office:value-type="string">
            <text:p>WHM-6K (2xPPC+SRM6+2xMBL+2xSBL)</text:p>
          </table:table-cell>
          <table:table-cell table:style-name="ce26" office:value-type="string">
            <text:p>WHM-7S (2xERPPC+2xSSRM2+2xMPL+2xSBL)</text:p>
          </table:table-cell>
          <table:table-cell table:style-name="ce26" office:value-type="string">
            <text:p>WHM-7M (2xERPPC+SRM6+2xMBL+MG+AMS)</text:p>
          </table:table-cell>
          <table:table-cell table:style-name="ce26" office:value-type="string">
            <text:p>WHM-4L (2xERPPC+SSRM6+4xMPL+Stealth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Thunder</text:p>
          </table:table-cell>
          <table:table-cell table:style-name="ce15" office:value-type="float" office:value="70">
            <text:p>70</text:p>
          </table:table-cell>
          <table:table-cell/>
          <table:table-cell table:style-name="ce28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1" office:value-type="string">
            <text:p>Avatar</text:p>
          </table:table-cell>
          <table:table-cell table:style-name="ce15" office:value-type="float" office:value="70">
            <text:p>70</text:p>
          </table:table-cell>
          <table:table-cell/>
          <table:table-cell table:style-name="ce26" office:value-type="string">
            <text:p>AV-1O P (LBX10+LRM20+MBL/MPL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15"/>
          <table:table-cell/>
          <table:table-cell table:style-name="ce26" office:value-type="string">
            <text:p>AV-1O A (AC20+ERLBL+2xSRM6+JJ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6" office:value-type="string">
            <text:p>Falconer</text:p>
          </table:table-cell>
          <table:table-cell table:style-name="ce15" office:value-type="float" office:value="75">
            <text:p>75</text:p>
          </table:table-cell>
          <table:table-cell table:style-name="ce28" office:value-type="string">
            <text:p>FLC-8R (ERPPC+Gauss+4xMB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5" office:value-type="float" office:value="75">
            <text:p>75</text:p>
          </table:table-cell>
          <table:table-cell table:style-name="ce28" table:number-columns-repeated="2"/>
          <table:table-cell table:style-name="ce28" office:value-type="string">
            <text:p>DGR-3F(LBX10+Gauss+LBL+2xMPL+ECM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Orion</text:p>
          </table:table-cell>
          <table:table-cell table:style-name="ce15" office:value-type="float" office:value="75">
            <text:p>75</text:p>
          </table:table-cell>
          <table:table-cell table:style-name="ce28"/>
          <table:table-cell table:style-name="ce28" office:value-type="string">
            <text:p>ON1-MC(LBX10+MRM30+MRM20+2xMBL)</text:p>
          </table:table-cell>
          <table:table-cell table:style-name="ce28"/>
          <table:table-cell table:style-name="ce28" office:value-type="string">
            <text:p>ON1-MA(LBX10+LRM20+SRM6+2xMBL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Flashman</text:p>
          </table:table-cell>
          <table:table-cell table:style-name="ce15" office:value-type="float" office:value="75">
            <text:p>75</text:p>
          </table:table-cell>
          <table:table-cell table:style-name="ce28"/>
          <table:table-cell table:style-name="ce28" office:value-type="string">
            <text:p>FLS-8K (3xLBL,5xMBL,1xFlamer,AMS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Lao Hu</text:p>
          </table:table-cell>
          <table:table-cell table:style-name="ce15" office:value-type="float" office:value="75">
            <text:p>75</text:p>
          </table:table-cell>
          <table:table-cell table:style-name="ce28" table:number-columns-repeated="4"/>
          <table:table-cell table:style-name="ce28" office:value-type="string">
            <text:p>LHU-2B (ERLBL+LBX20+LRM15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Hammerhands</text:p>
          </table:table-cell>
          <table:table-cell table:style-name="ce15" office:value-type="float" office:value="75">
            <text:p>75</text:p>
          </table:table-cell>
          <table:table-cell table:style-name="ce28" office:value-type="string">
            <text:p>HMH-5D (2xAC10/ERMBL,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office:value-type="string">
            <text:p>Penetrator</text:p>
          </table:table-cell>
          <table:table-cell table:style-name="ce15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Thanatos</text:p>
          </table:table-cell>
          <table:table-cell table:style-name="ce15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6" office:value-type="string">
            <text:p>Marauder</text:p>
          </table:table-cell>
          <table:table-cell table:style-name="ce15" office:value-type="float" office:value="75">
            <text:p>75</text:p>
          </table:table-cell>
          <table:table-cell table:style-name="ce28" office:value-type="string">
            <text:p>MAD-5D (2xERPPC+LPL+2xMPL+SSRM2+JJ)</text:p>
          </table:table-cell>
          <table:table-cell table:style-name="ce28"/>
          <table:table-cell table:style-name="ce28" office:value-type="string">
            <text:p>MAD-5S (2xERPPC+Gauss+2xMPL)</text:p>
          </table:table-cell>
          <table:table-cell table:style-name="ce28" office:value-type="string">
            <text:p>MAD-5M (2xLPL+2xMPL+LBX10+JJ)</text:p>
          </table:table-cell>
          <table:table-cell table:style-name="ce28" office:value-type="string">
            <text:p>MAD-5L (2xERLBL+PPC+2xERMBL+Stealth)</text:p>
          </table:table-cell>
          <table:table-cell/>
          <table:table-cell table:style-name="ce28" table:number-columns-repeated="40"/>
          <table:table-cell table:style-name="ce29" table:number-columns-repeated="968"/>
        </table:table-row>
        <table:table-row table:style-name="ro4">
          <table:table-cell table:style-name="ce7"/>
          <table:table-cell table:style-name="ce22"/>
          <table:table-cell table:style-name="ce29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Victor</text:p>
          </table:table-cell>
          <table:table-cell table:style-name="ce15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15"/>
          <table:table-cell office:value-type="string">
            <text:p>VTR-11D (RAC5,2xERLBL,SSRM4,JJ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Zeus</text:p>
          </table:table-cell>
          <table:table-cell table:style-name="ce15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/>
          <table:table-cell table:style-name="ce15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Hatamoto-Chi</text:p>
          </table:table-cell>
          <table:table-cell table:style-name="ce15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table:style-name="ce6" office:value-type="string">
            <text:p>O-Bakemono</text:p>
          </table:table-cell>
          <table:table-cell table:style-name="ce15" office:value-type="float" office:value="80">
            <text:p>80</text:p>
          </table:table-cell>
          <table:table-cell table:style-name="ce28"/>
          <table:table-cell table:style-name="ce28" office:value-type="string">
            <text:p>OBK-M10 (2xArrowIV+2xMBL+SBL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Salamander</text:p>
          </table:table-cell>
          <table:table-cell table:style-name="ce15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office:value-type="string">
            <text:p>Awesome</text:p>
          </table:table-cell>
          <table:table-cell table:style-name="ce15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2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/>
          <table:table-cell table:style-name="ce15"/>
          <table:table-cell table:number-columns-repeated="3"/>
          <table:table-cell office:value-type="string">
            <text:p>AWS-9M (3xERPPC, SSRM4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Longbow</text:p>
          </table:table-cell>
          <table:table-cell table:style-name="ce15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15"/>
          <table:table-cell office:value-type="string">
            <text:p>LGB-8V (2xArrowIV+SPL)</text:p>
          </table:table-cell>
          <table:table-cell table:number-columns-repeated="2"/>
          <table:table-cell office:value-type="string">
            <text:p>LGB-8V (2xArrowIV+SPL)</text:p>
          </table:table-cell>
          <table:table-cell table:number-columns-repeated="2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5">
          <table:table-cell table:style-name="ce6" office:value-type="string">
            <text:p>Battlemaster</text:p>
          </table:table-cell>
          <table:table-cell table:style-name="ce15" office:value-type="float" office:value="85">
            <text:p>85</text:p>
          </table:table-cell>
          <table:table-cell table:style-name="ce28"/>
          <table:table-cell table:style-name="ce28" office:value-type="string">
            <text:p>BLR-CM (ERPPC,MRM30,2xERMBL)</text:p>
          </table:table-cell>
          <table:table-cell table:style-name="ce28" office:value-type="string">
            <text:p>BLR-4S (Gauss,6xERMBL,2xSPL,SRM6)</text:p>
          </table:table-cell>
          <table:table-cell table:style-name="ce28" office:value-type="string">
            <text:p>BLR-3M (ERPPC,6xMBL,SRM6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 table:style-name="ce15"/>
          <table:table-cell table:style-name="ce28"/>
          <table:table-cell table:style-name="ce28" office:value-type="string">
            <text:p>BLR-K3 (ERPPC+2xERLBL+4xERMBL+SSRM6)</text:p>
          </table:table-cell>
          <table:table-cell table:style-name="ce28" table:number-columns-repeated="3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Yu Huang</text:p>
          </table:table-cell>
          <table:table-cell table:style-name="ce15" office:value-type="float" office:value="90">
            <text:p>90</text:p>
          </table:table-cell>
          <table:table-cell table:style-name="ce28" table:number-columns-repeated="4"/>
          <table:table-cell table:style-name="ce28" office:value-type="string">
            <text:p>Y-H9G (ERPPC+LBX20+LRM20+2xMBL+MPL+JJ)</text:p>
          </table:table-cell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Stalker</text:p>
          </table:table-cell>
          <table:table-cell table:style-name="ce15" office:value-type="float" office:value="90">
            <text:p>90</text:p>
          </table:table-cell>
          <table:table-cell table:style-name="ce28" office:value-type="string">
            <text:p>STK-7D (2xERPPC,2xSSRM4,4xMPL)</text:p>
          </table:table-cell>
          <table:table-cell table:style-name="ce28"/>
          <table:table-cell table:style-name="ce28" office:value-type="string">
            <text:p>STK-8S (2xERPPC,HvyGauss,2xMPL,2xERMBL)</text:p>
          </table:table-cell>
          <table:table-cell table:style-name="ce28" office:value-type="string">
            <text:p>STK-5M (4xMBL,2xSRM6,2xLRM10,ERLBL,Narc)</text:p>
          </table:table-cell>
          <table:table-cell table:style-name="ce28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Mauler</text:p>
          </table:table-cell>
          <table:table-cell table:style-name="ce15" office:value-type="float" office:value="90">
            <text:p>90</text:p>
          </table:table-cell>
          <table:table-cell/>
          <table:table-cell table:style-name="ce28" office:value-type="string">
            <text:p>MAL-1R (2xERLBL/LRM15+4xAC2)</text:p>
          </table:table-cell>
          <table:table-cell table:number-columns-repeated="4"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office:value-type="string">
            <text:p>Akuma</text:p>
          </table:table-cell>
          <table:table-cell table:style-name="ce15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4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office:value-type="string">
            <text:p>Sunder</text:p>
          </table:table-cell>
          <table:table-cell table:style-name="ce15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8" table:number-columns-repeated="1008"/>
        </table:table-row>
        <table:table-row table:style-name="ro4">
          <table:table-cell/>
          <table:table-cell table:style-name="ce15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6" office:value-type="string">
            <text:p>Highlander</text:p>
          </table:table-cell>
          <table:table-cell table:style-name="ce15" office:value-type="float" office:value="90">
            <text:p>90</text:p>
          </table:table-cell>
          <table:table-cell table:style-name="ce28" office:value-type="string">
            <text:p>HGN-733 (UAC10,LRM20,SRM6,2xMBL,JJ)</text:p>
          </table:table-cell>
          <table:table-cell table:style-name="ce28"/>
          <table:table-cell table:style-name="ce28" office:value-type="string">
            <text:p>HGN-734 (LBX20,ERLBL,2xERMBL,2xSSRM6,JJ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5">
          <table:table-cell table:style-name="ce6"/>
          <table:table-cell table:style-name="ce15"/>
          <table:table-cell table:style-name="ce28" table:number-columns-repeated="2"/>
          <table:table-cell table:style-name="ce28" office:value-type="string">
            <text:p>HGN-738 (HvyGauss,ERLBL,SSRM4,LRM15,JJ)</text:p>
          </table:table-cell>
          <table:table-cell table:style-name="ce28" table:number-columns-repeated="2"/>
          <table:table-cell/>
          <table:table-cell table:style-name="ce28" table:number-columns-repeated="100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6" office:value-type="string">
            <text:p>Albatross</text:p>
          </table:table-cell>
          <table:table-cell table:style-name="ce15" office:value-type="float" office:value="95">
            <text:p>95</text:p>
          </table:table-cell>
          <table:table-cell table:style-name="ce28" table:number-columns-repeated="3"/>
          <table:table-cell table:style-name="ce28" office:value-type="string">
            <text:p>ALB-3U (LBX10+ERLBL+LPL+LRM15+SRM6+2xMBL)</text:p>
          </table:table-cell>
          <table:table-cell table:style-name="ce2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1008"/>
        </table:table-row>
        <table:table-row table:style-name="ro4">
          <table:table-cell table:style-name="ce6" office:value-type="string">
            <text:p>Banshee</text:p>
          </table:table-cell>
          <table:table-cell table:style-name="ce15" office:value-type="float" office:value="95">
            <text:p>95</text:p>
          </table:table-cell>
          <table:table-cell table:style-name="ce28" table:number-columns-repeated="2"/>
          <table:table-cell table:style-name="ce28" office:value-type="string">
            <text:p>BNC-5S (2xERPPC+Gauss+SRM6+4xMBL)</text:p>
          </table:table-cell>
          <table:table-cell table:style-name="ce28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6" office:value-type="string">
            <text:p>Sagittaire</text:p>
          </table:table-cell>
          <table:table-cell table:style-name="ce15" office:value-type="float" office:value="95">
            <text:p>95</text:p>
          </table:table-cell>
          <table:table-cell table:style-name="ce28" office:value-type="string">
            <text:p>SGT-8R (ERPPC+2xLPL+5xMPL+S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 table:style-name="ce15"/>
          <table:table-cell table:style-name="ce28" office:value-type="string">
            <text:p>SGT-9D (ERPPC+2xLBX10+3xMPL+JJ)</text:p>
          </table:table-cell>
          <table:table-cell table:style-name="ce28" table:number-columns-repeated="4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6" office:value-type="string">
            <text:p>Naginata</text:p>
          </table:table-cell>
          <table:table-cell table:style-name="ce15" office:value-type="float" office:value="95">
            <text:p>95</text:p>
          </table:table-cell>
          <table:table-cell table:style-name="ce28"/>
          <table:table-cell table:style-name="ce28" office:value-type="string">
            <text:p>NG-C3A (3xLRM15+ERPPC)</text:p>
          </table:table-cell>
          <table:table-cell table:style-name="ce28" table:number-columns-repeated="3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office:value-type="string">
            <text:p>Devastator</text:p>
          </table:table-cell>
          <table:table-cell table:style-name="ce15" office:value-type="float" office:value="100">
            <text:p>100</text:p>
          </table:table-cell>
          <table:table-cell table:style-name="ce28" office:value-type="string">
            <text:p>DVS-2 (2xGauss/PPC+4xMBL)</text:p>
          </table:table-cell>
          <table:table-cell table:number-columns-repeated="5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6">
          <table:table-cell office:value-type="string">
            <text:p>Fafnir</text:p>
          </table:table-cell>
          <table:table-cell table:style-name="ce15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office:value-type="string">
            <text:p>Atlas</text:p>
          </table:table-cell>
          <table:table-cell table:style-name="ce15" office:value-type="float" office:value="100">
            <text:p>100</text:p>
          </table:table-cell>
          <table:table-cell table:style-name="ce28" office:value-type="string">
            <text:p>AS7-D (AC20/SRM6/LRM20/4xMBL)</text:p>
          </table:table-cell>
          <table:table-cell table:style-name="ce28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table:number-columns-repeated="2" office:value-type="string">
            <text:p>AS7-D (AC20/SRM6/LRM20/4xMBL)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 table:style-name="ce17"/>
          <table:table-cell table:style-name="ce2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4" table:number-columns-repeated="3"/>
          <table:table-cell table:style-name="ce34" office:value-type="string">
            <text:p>T-IT-N10M (2xLPL+LRM15+2xSRM6+2xMPL+AMS)</text:p>
          </table:table-cell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/>
          <table:table-cell table:style-name="ce34" table:number-columns-repeated="4"/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5"/>
          <table:table-cell/>
          <table:table-cell table:style-name="ce35" table:number-columns-repeated="4"/>
          <table:table-cell table:style-name="ce4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/>
          <table:table-cell table:style-name="ce34" table:number-columns-repeated="4"/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/>
          <table:table-cell table:style-name="ce34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4">
          <table:table-cell table:style-name="ce6"/>
          <table:table-cell/>
          <table:table-cell table:style-name="ce34" table:number-columns-repeated="4"/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6" table:number-columns-spanned="5" table:number-rows-spanned="5"/>
          <table:covered-table-cell table:style-name="ce40"/>
          <table:covered-table-cell table:number-columns-repeated="2" table:style-name="ce36"/>
          <table:covered-table-cell table:style-name="ce4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13"/>
          <table:covered-table-cell/>
          <table:covered-table-cell table:style-name="ce36"/>
          <table:covered-table-cell table:style-name="ce40"/>
          <table:covered-table-cell table:number-columns-repeated="2" table:style-name="ce36"/>
          <table:covered-table-cell table:style-name="ce4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13"/>
          <table:covered-table-cell/>
          <table:covered-table-cell table:number-columns-repeated="4" table:style-name="ce36"/>
          <table:covered-table-cell table:style-name="ce4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13"/>
          <table:covered-table-cell/>
          <table:covered-table-cell table:number-columns-repeated="4" table:style-name="ce36"/>
          <table:covered-table-cell table:style-name="ce4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covered-table-cell table:style-name="ce13"/>
          <table:covered-table-cell/>
          <table:covered-table-cell table:number-columns-repeated="4" table:style-name="ce36"/>
          <table:covered-table-cell table:style-name="ce48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Light Hover Recon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Plainsman</text:p>
          </table:table-cell>
          <table:table-cell office:value-type="float" office:value="35">
            <text:p>35</text:p>
          </table:table-cell>
          <table:table-cell table:style-name="ce37" office:value-type="string">
            <text:p>2xSRM6+BAP</text:p>
          </table:table-cell>
          <table:table-cell table:style-name="ce37" table:number-columns-repeated="4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Pegasus</text:p>
          </table:table-cell>
          <table:table-cell office:value-type="float" office:value="20">
            <text:p>20</text:p>
          </table:table-cell>
          <table:table-cell table:style-name="ce37"/>
          <table:table-cell table:style-name="ce37" office:value-type="string">
            <text:p>2xSRM6+MPL+BAP+ECM+TAG</text:p>
          </table:table-cell>
          <table:table-cell table:style-name="ce37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J Edgar</text:p>
          </table:table-cell>
          <table:table-cell office:value-type="float" office:value="25">
            <text:p>25</text:p>
          </table:table-cell>
          <table:table-cell table:style-name="ce37" table:number-columns-repeated="2"/>
          <table:table-cell table:style-name="ce37" office:value-type="string">
            <text:p>2xMBL+TAG+BAP</text:p>
          </table:table-cell>
          <table:table-cell table:style-name="ce37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4" office:value-type="string">
            <text:p>Tufana</text:p>
          </table:table-cell>
          <table:table-cell office:value-type="float" office:value="35">
            <text:p>35</text:p>
          </table:table-cell>
          <table:table-cell table:style-name="ce37" table:number-columns-repeated="3"/>
          <table:table-cell table:style-name="ce37" office:value-type="string">
            <text:p>SRM6+NARC+TAG</text:p>
          </table:table-cell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Minion</text:p>
          </table:table-cell>
          <table:table-cell office:value-type="float" office:value="35">
            <text:p>35</text:p>
          </table:table-cell>
          <table:table-cell table:style-name="ce37" table:number-columns-repeated="4"/>
          <table:table-cell table:style-name="ce37" office:value-type="string">
            <text:p>2xMPL+TA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Light Harasser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Harasser</text:p>
          </table:table-cell>
          <table:table-cell office:value-type="float" office:value="25">
            <text:p>25</text:p>
          </table:table-cell>
          <table:table-cell table:number-columns-repeated="5" table:style-name="ce37" office:value-type="string">
            <text:p>2xSRM6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5">
          <table:table-cell table:style-name="ce6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Light Long Ranged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Scorpion</text:p>
          </table:table-cell>
          <table:table-cell office:value-type="float" office:value="25">
            <text:p>25</text:p>
          </table:table-cell>
          <table:table-cell table:style-name="ce37" office:value-type="string">
            <text:p>AC5+MG</text:p>
          </table:table-cell>
          <table:table-cell table:style-name="ce37"/>
          <table:table-cell table:style-name="ce37" office:value-type="string">
            <text:p>AC5+MG</text:p>
          </table:table-cell>
          <table:table-cell table:style-name="ce37"/>
          <table:table-cell table:style-name="ce37" office:value-type="string">
            <text:p>AC5+M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37"/>
          <table:table-cell table:style-name="ce37" office:value-type="string">
            <text:p>AC5+2xMG</text:p>
          </table:table-cell>
          <table:table-cell table:style-name="ce37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4" office:value-type="string">
            <text:p>Main Gauche</text:p>
          </table:table-cell>
          <table:table-cell office:value-type="float" office:value="30">
            <text:p>30</text:p>
          </table:table-cell>
          <table:table-cell table:style-name="ce37" table:number-columns-repeated="3"/>
          <table:table-cell table:style-name="ce37" office:value-type="string">
            <text:p>LightGauss+2xMG</text:p>
          </table:table-cell>
          <table:table-cell table:style-name="ce37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Light Medium Ranged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Kruger</text:p>
          </table:table-cell>
          <table:table-cell office:value-type="float" office:value="20">
            <text:p>20</text:p>
          </table:table-cell>
          <table:table-cell table:style-name="ce37" office:value-type="string">
            <text:p>2xERMBL</text:p>
          </table:table-cell>
          <table:table-cell table:style-name="ce37"/>
          <table:table-cell table:style-name="ce37" office:value-type="string">
            <text:p>2xERMBL</text:p>
          </table:table-cell>
          <table:table-cell table:style-name="ce37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Galleon GAL-102</text:p>
          </table:table-cell>
          <table:table-cell office:value-type="float" office:value="30">
            <text:p>30</text:p>
          </table:table-cell>
          <table:table-cell table:style-name="ce37" table:number-columns-repeated="3"/>
          <table:table-cell table:number-columns-repeated="2" table:style-name="ce37" office:value-type="string">
            <text:p>MPL+2xMBL+BAP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Saracen MRM</text:p>
          </table:table-cell>
          <table:table-cell office:value-type="float" office:value="35">
            <text:p>35</text:p>
          </table:table-cell>
          <table:table-cell table:style-name="ce37"/>
          <table:table-cell table:style-name="ce37" office:value-type="string">
            <text:p>MRM20+SSRM2</text:p>
          </table:table-cell>
          <table:table-cell table:style-name="ce37" table:number-columns-repeated="3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6" office:value-type="string">
            <text:p>Medium Combat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Condor</text:p>
          </table:table-cell>
          <table:table-cell office:value-type="float" office:value="50">
            <text:p>50</text:p>
          </table:table-cell>
          <table:table-cell table:style-name="ce37" office:value-type="string">
            <text:p>2xAC5+MG</text:p>
          </table:table-cell>
          <table:table-cell table:style-name="ce37"/>
          <table:table-cell table:style-name="ce37" office:value-type="string">
            <text:p>LBX5+LRM15+2xMG</text:p>
          </table:table-cell>
          <table:table-cell table:style-name="ce37" table:number-columns-repeated="2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4" office:value-type="string">
            <text:p>Vedette</text:p>
          </table:table-cell>
          <table:table-cell office:value-type="float" office:value="50">
            <text:p>50</text:p>
          </table:table-cell>
          <table:table-cell table:style-name="ce37" table:number-columns-repeated="4"/>
          <table:table-cell table:style-name="ce37" office:value-type="string">
            <text:p>1xUAC5+MG</text:p>
          </table:table-cell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8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3">
          <table:table-cell table:style-name="ce6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 table:number-rows-repeated="2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 office:value-type="string">
            <text:p>Saladin AC20</text:p>
          </table:table-cell>
          <table:table-cell office:value-type="float" office:value="35">
            <text:p>35</text:p>
          </table:table-cell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4" office:value-type="string">
            <text:p>Saxon APC Draconis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/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5">
          <table:table-cell table:style-name="ce14" office:value-type="string">
            <text:p>Drillson Lyran</text:p>
          </table:table-cell>
          <table:table-cell/>
          <table:table-cell table:style-name="ce37" table:number-columns-repeated="5"/>
          <table:table-cell/>
          <table:table-cell table:style-name="ce28" table:number-columns-repeated="40"/>
          <table:table-cell table:style-name="ce27" table:number-columns-repeated="968"/>
        </table:table-row>
        <table:table-row table:style-name="ro4">
          <table:table-cell table:style-name="ce14"/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5">
          <table:table-cell table:style-name="ce14" office:value-type="string">
            <text:p>Winterhawk Lyran</text:p>
          </table:table-cell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4"/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4" office:value-type="string">
            <text:p>Stygian FWL</text:p>
          </table:table-cell>
          <table:table-cell/>
          <table:table-cell table:style-name="ce28" table:number-columns-repeated="5"/>
          <table:table-cell/>
          <table:table-cell table:style-name="ce28" table:number-columns-repeated="40"/>
          <table:table-cell table:number-columns-repeated="968"/>
        </table:table-row>
        <table:table-row table:style-name="ro4">
          <table:table-cell table:style-name="ce14"/>
          <table:table-cell/>
          <table:table-cell table:style-name="ce28" table:number-columns-repeated="5"/>
          <table:table-cell table:number-columns-repeated="1009"/>
        </table:table-row>
        <table:table-row table:style-name="ro5">
          <table:table-cell table:style-name="ce14" office:value-type="string">
            <text:p>Condor FedSun</text:p>
          </table:table-cell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14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14" office:value-type="string">
            <text:p>Regulator Cap</text:p>
          </table:table-cell>
          <table:table-cell/>
          <table:table-cell table:style-name="ce28" table:number-columns-repeated="5"/>
          <table:table-cell table:number-columns-repeated="1009"/>
        </table:table-row>
        <table:table-row table:style-name="ro4" table:number-rows-repeated="9">
          <table:table-cell table:style-name="ce6"/>
          <table:table-cell/>
          <table:table-cell table:style-name="ce28" table:number-columns-repeated="5"/>
          <table:table-cell table:number-columns-repeated="1009"/>
        </table:table-row>
        <table:table-row table:style-name="ro4" table:number-rows-repeated="15">
          <table:table-cell table:number-columns-repeated="1016"/>
        </table:table-row>
        <table:table-row table:style-name="ro4">
          <table:table-cell table:style-name="ce7" office:value-type="string">
            <text:p>VTOL</text:p>
          </table:table-cell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Warrior H-7</text:p>
          </table:table-cell>
          <table:table-cell/>
          <table:table-cell table:style-name="ce37" table:number-columns-repeated="2"/>
          <table:table-cell table:style-name="ce37" office:value-type="string">
            <text:p>1xAC2+SRM4</text:p>
          </table:table-cell>
          <table:table-cell table:style-name="ce37" table:number-columns-repeated="2"/>
          <table:table-cell table:number-columns-repeated="1009"/>
        </table:table-row>
        <table:table-row table:style-name="ro4" table:number-rows-repeated="5">
          <table:table-cell table:style-name="ce6"/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Plainsman</text:p>
          </table:table-cell>
          <table:table-cell office:value-type="float" office:value="35">
            <text:p>35</text:p>
          </table:table-cell>
          <table:table-cell table:style-name="ce37" office:value-type="string">
            <text:p>2xSRM6+BAP</text:p>
          </table:table-cell>
          <table:table-cell table:style-name="ce37" table:number-columns-repeated="4"/>
          <table:table-cell table:number-columns-repeated="1009"/>
        </table:table-row>
        <table:table-row table:style-name="ro4">
          <table:table-cell table:style-name="ce6" office:value-type="string">
            <text:p>Pegasus</text:p>
          </table:table-cell>
          <table:table-cell office:value-type="float" office:value="35">
            <text:p>35</text:p>
          </table:table-cell>
          <table:table-cell table:style-name="ce37" office:value-type="string">
            <text:p>2xSRM6+MBL</text:p>
          </table:table-cell>
          <table:table-cell table:style-name="ce37" office:value-type="string">
            <text:p>2xSRM6+MPL+BAP+ECM+TAG</text:p>
          </table:table-cell>
          <table:table-cell table:style-name="ce37" table:number-columns-repeated="3"/>
          <table:table-cell table:number-columns-repeated="1009"/>
        </table:table-row>
        <table:table-row table:style-name="ro4">
          <table:table-cell table:style-name="ce6" office:value-type="string">
            <text:p>Galleon GAL-102</text:p>
          </table:table-cell>
          <table:table-cell office:value-type="float" office:value="30">
            <text:p>30</text:p>
          </table:table-cell>
          <table:table-cell table:style-name="ce37" office:value-type="string">
            <text:p>1xMPL+2xMBL+BAP</text:p>
          </table:table-cell>
          <table:table-cell table:style-name="ce37" table:number-columns-repeated="2"/>
          <table:table-cell table:style-name="ce37" office:value-type="string">
            <text:p>1xMPL+2xMBL+BAP</text:p>
          </table:table-cell>
          <table:table-cell table:style-name="ce37"/>
          <table:table-cell table:number-columns-repeated="1009"/>
        </table:table-row>
        <table:table-row table:style-name="ro4">
          <table:table-cell table:style-name="ce6" office:value-type="string">
            <text:p>Scorpion</text:p>
          </table:table-cell>
          <table:table-cell office:value-type="float" office:value="25">
            <text:p>25</text:p>
          </table:table-cell>
          <table:table-cell table:style-name="ce37" office:value-type="string">
            <text:p>1xAC5+1xMG</text:p>
          </table:table-cell>
          <table:table-cell table:style-name="ce37" table:number-columns-repeated="4"/>
          <table:table-cell table:number-columns-repeated="1009"/>
        </table:table-row>
        <table:table-row table:style-name="ro4" table:number-rows-repeated="3">
          <table:table-cell table:style-name="ce6"/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triker</text:p>
          </table:table-cell>
          <table:table-cell office:value-type="float" office:value="35">
            <text:p>35</text:p>
          </table:table-cell>
          <table:table-cell table:style-name="ce37" office:value-type="string">
            <text:p>LRM15+SSRM4</text:p>
          </table:table-cell>
          <table:table-cell table:style-name="ce37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Hunter</text:p>
          </table:table-cell>
          <table:table-cell office:value-type="float" office:value="35">
            <text:p>35</text:p>
          </table:table-cell>
          <table:table-cell table:style-name="ce37" office:value-type="string">
            <text:p>2xLRM15</text:p>
          </table:table-cell>
          <table:table-cell table:style-name="ce37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aracen</text:p>
          </table:table-cell>
          <table:table-cell office:value-type="float" office:value="35">
            <text:p>35</text:p>
          </table:table-cell>
          <table:table-cell table:style-name="ce37" office:value-type="string">
            <text:p>LRM10+SRM6</text:p>
          </table:table-cell>
          <table:table-cell table:style-name="ce37" office:value-type="string">
            <text:p>MRM-20+SSRM2</text:p>
          </table:table-cell>
          <table:table-cell table:style-name="ce37" table:number-columns-repeated="3"/>
          <table:table-cell table:number-columns-repeated="1009"/>
        </table:table-row>
        <table:table-row table:style-name="ro4">
          <table:table-cell table:style-name="ce6"/>
          <table:table-cell/>
          <table:table-cell table:style-name="ce37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37" office:value-type="string">
            <text:p>AC5+2xSRM2</text:p>
          </table:table-cell>
          <table:table-cell table:style-name="ce37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37" office:value-type="string">
            <text:p>2xSRM4+TAG+Narc</text:p>
          </table:table-cell>
          <table:table-cell table:style-name="ce37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Harasser</text:p>
          </table:table-cell>
          <table:table-cell office:value-type="float" office:value="25">
            <text:p>25</text:p>
          </table:table-cell>
          <table:table-cell table:style-name="ce28" office:value-type="string">
            <text:p>2xSRM6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28" office:value-type="string">
            <text:p>LRM10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aladin</text:p>
          </table:table-cell>
          <table:table-cell office:value-type="float" office:value="35">
            <text:p>35</text:p>
          </table:table-cell>
          <table:table-cell table:style-name="ce28" office:value-type="string">
            <text:p>AC20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28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J Edgar</text:p>
          </table:table-cell>
          <table:table-cell office:value-type="float" office:value="25">
            <text:p>25</text:p>
          </table:table-cell>
          <table:table-cell table:style-name="ce28" office:value-type="string">
            <text:p>1xMBL+2xSRM2</text:p>
          </table:table-cell>
          <table:table-cell table:style-name="ce28" table:number-columns-repeated="4"/>
          <table:table-cell table:number-columns-repeated="1009"/>
        </table:table-row>
        <table:table-row table:style-name="ro4">
          <table:table-cell table:style-name="ce6"/>
          <table:table-cell/>
          <table:table-cell table:style-name="ce28" office:value-type="string">
            <text:p>2xMBL+BAP+TAG</text:p>
          </table:table-cell>
          <table:table-cell table:style-name="ce28" table:number-columns-repeated="4"/>
          <table:table-cell table:number-columns-repeated="1009"/>
        </table:table-row>
        <table:table-row table:style-name="ro4" table:number-rows-repeated="1048213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ce27"/>
        <table:table-column table:style-name="co10" table:default-cell-style-name="ce53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row table:style-name="ro7">
          <table:table-cell table:style-name="ce1" table:number-columns-spanned="2" table:number-rows-spanned="2"/>
          <table:covered-table-cell table:style-name="ce1"/>
          <table:table-cell table:style-name="ce56" office:value-type="string">
            <text:p>Clan Wolf</text:p>
          </table:table-cell>
          <table:table-cell table:style-name="ce23" office:value-type="string">
            <text:p>Clan Hell's Horses</text:p>
          </table:table-cell>
          <table:table-cell table:style-name="ce57" office:value-type="string">
            <text:p>Clan Ghost Bear</text:p>
          </table:table-cell>
          <table:table-cell table:style-name="ce58" office:value-type="string">
            <text:p>Clan Jade Falcon</text:p>
          </table:table-cell>
          <table:table-cell table:style-name="ce59" office:value-type="string">
            <text:p>Clan Smoke Jaguar</text:p>
          </table:table-cell>
        </table:table-row>
        <table:table-row table:style-name="ro8">
          <table:covered-table-cell table:style-name="ce49"/>
          <table:covered-table-cell/>
          <table:table-cell table:style-name="ce25" table:number-columns-repeated="5"/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style-name="ce28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8"/>
          <table:table-cell table:number-columns-repeated="2" table:style-name="ce28" office:value-type="string">
            <text:p>Prime (2xERMBL+SRM6+SRM4, MASC)</text:p>
          </table:table-cell>
          <table:table-cell table:style-name="ce28" table:number-columns-repeated="2"/>
        </table:table-row>
        <table:table-row table:style-name="ro4">
          <table:table-cell table:style-name="ce28"/>
          <table:table-cell table:style-name="ce54"/>
          <table:table-cell table:style-name="ce28"/>
          <table:table-cell table:style-name="ce28" office:value-type="string">
            <text:p>C (2xLRM5+AMS)</text:p>
          </table:table-cell>
          <table:table-cell table:style-name="ce28" table:number-columns-repeated="3"/>
        </table:table-row>
        <table:table-row table:style-name="ro4" table:number-rows-repeated="5">
          <table:table-cell table:number-columns-repeated="7"/>
        </table:table-row>
        <table:table-row table:style-name="ro5">
          <table:table-cell table:style-name="ce28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8" office:value-type="string">
            <text:p>Prime (1xERMBL+SRM2+TAG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number-columns-repeated="5" table:style-name="ce28" office:value-type="string">
            <text:p>Prime (LRM10+SSRM4+2xMG+BAP+JJ)</text:p>
          </table:table-cell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8" table:number-columns-repeated="3"/>
          <table:table-cell table:style-name="ce28" office:value-type="string">
            <text:p>Prime (LBX5+ERLBL+SPL+SSRM4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Gauss+2xERMBL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C (ERLBL+SPL+2xMG+3xAMS+TAG+BAP+ECM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8" office:value-type="string">
            <text:p>Prime (ERPPC+JJ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8" table:number-columns-repeated="4"/>
          <table:table-cell table:style-name="ce28" office:value-type="string">
            <text:p>Prime (2xERMBL+2xLRM5+Flamer+TAG+JJ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4"/>
          <table:table-cell table:style-name="ce28" office:value-type="string">
            <text:p>Prime (2xPPC+Flamer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3"/>
          <table:table-cell table:style-name="ce28" office:value-type="string">
            <text:p>Prime (2xLPL+2xLRM10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2xLRM20+2xERMBL+SPL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8" table:number-columns-repeated="4"/>
          <table:table-cell table:style-name="ce28" office:value-type="string">
            <text:p>Prime (LPL+2xMPL+JJ)</text:p>
          </table:table-cell>
        </table:table-row>
        <table:table-row table:style-name="ro4" table:number-rows-repeated="11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style-name="ce28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Arctic Wolf (6xSRM6,2xSRM4,Narc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ERLBL+2xATM6+2xHvyMBL+HvySBL+AMS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2xERPPC+1xERSBL+JJ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LRM15+4xERMBL+ERSBL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8" office:value-type="string">
            <text:p>Prime (ERMBL+LRM5+ERSBL+ECM+TAG+BAP)</text:p>
          </table:table-cell>
          <table:table-cell table:style-name="ce28" table:number-columns-repeated="4"/>
        </table:table-row>
        <table:table-row table:style-name="ro4" table:number-rows-repeated="3">
          <table:table-cell/>
          <table:table-cell table:style-name="ce55"/>
          <table:table-cell table:number-columns-repeated="5"/>
        </table:table-row>
        <table:table-row table:style-name="ro5">
          <table:table-cell table:style-name="ce28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8" office:value-type="string">
            <text:p>B (ERLBL+SRM4+SRM6+SPL)</text:p>
          </table:table-cell>
          <table:table-cell table:style-name="ce28"/>
          <table:table-cell table:style-name="ce28" office:value-type="string">
            <text:p>Prime (ERPPC+SSRM2+ERSBL+BAP)</text:p>
          </table:table-cell>
          <table:table-cell table:style-name="ce28" table:number-columns-repeated="2"/>
        </table:table-row>
        <table:table-row table:style-name="ro4" table:number-rows-repeated="5">
          <table:table-cell table:number-columns-repeated="7"/>
        </table:table-row>
        <table:table-row table:style-name="ro4">
          <table:table-cell table:style-name="ce28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8"/>
          <table:table-cell table:number-columns-repeated="2" table:style-name="ce28" office:value-type="string">
            <text:p>Prime (12xERMBL)</text:p>
          </table:table-cell>
          <table:table-cell table:style-name="ce28" table:number-columns-repeated="2"/>
        </table:table-row>
        <table:table-row table:style-name="ro4" table:number-rows-repeated="3">
          <table:table-cell table:number-columns-repeated="7"/>
        </table:table-row>
        <table:table-row table:style-name="ro5">
          <table:table-cell table:style-name="ce28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8" table:number-columns-repeated="3"/>
          <table:table-cell table:style-name="ce28" office:value-type="string">
            <text:p>Prime (ERLBL+LRM10+SRM6+2xERMBL)</text:p>
          </table:table-cell>
          <table:table-cell table:style-name="ce28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8" table:number-columns-repeated="2"/>
          <table:table-cell table:number-columns-repeated="3" table:style-name="ce28" office:value-type="string">
            <text:p>Prime (2xERLBL+3xERMBL)</text:p>
          </table:table-cell>
        </table:table-row>
        <table:table-row table:style-name="ro4" table:number-rows-repeated="7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style-name="ce28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8" table:number-columns-repeated="2"/>
          <table:table-cell table:style-name="ce28" office:value-type="string">
            <text:p>Prime (2xLRM20+2xLPL+2xMPL)</text:p>
          </table:table-cell>
          <table:table-cell table:style-name="ce28"/>
          <table:table-cell table:style-name="ce28" office:value-type="string">
            <text:p>Prime (2xLRM20+2xLPL+2xMPL)</text:p>
          </table:table-cell>
        </table:table-row>
        <table:table-row table:style-name="ro4">
          <table:table-cell table:style-name="ce28"/>
          <table:table-cell table:style-name="ce54"/>
          <table:table-cell table:style-name="ce28" table:number-columns-repeated="2"/>
          <table:table-cell table:style-name="ce28" office:value-type="string">
            <text:p>D (2xATM12+2xERMBL+2xMPL+2xERSBL)</text:p>
          </table:table-cell>
          <table:table-cell table:style-name="ce28"/>
          <table:table-cell table:style-name="ce28" office:value-type="string">
            <text:p>A (ERPPC+LBX5+6xSRM6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8" office:value-type="string">
            <text:p>2 (2xLPL+2xMPL+3xSPL)</text:p>
          </table:table-cell>
          <table:table-cell table:number-columns-repeated="4" table:style-name="ce28" office:value-type="string">
            <text:p>1 (2xGauss)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8" office:value-type="string">
            <text:p>Prime (2xERPPC+SSRM4+LRM5+ERSBL)</text:p>
          </table:table-cell>
          <table:table-cell table:style-name="ce28"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5">
          <table:table-cell table:style-name="ce28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8" table:number-columns-repeated="4"/>
          <table:table-cell table:style-name="ce28" office:value-type="string">
            <text:p>Prime (Gauss+LBX5+LRM10+SRM2+ERMBL)</text:p>
          </table:table-cell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8"/>
          <table:table-cell table:style-name="ce28" office:value-type="string">
            <text:p>Prime (2xERPPC+3xERMBL+SSRM6+2xMG+AMS)</text:p>
          </table:table-cell>
          <table:table-cell table:style-name="ce28"/>
          <table:table-cell table:style-name="ce28" office:value-type="string">
            <text:p>Prime (2xERPPC+3xERMBL+SSRM6+2xMG+AMS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2xERLBL+UAC5+LRM20+ERMBL+2xMG+BAP+Narc)</text:p>
          </table:table-cell>
          <table:table-cell table:style-name="ce28"/>
        </table:table-row>
        <table:table-row table:style-name="ro4" table:number-rows-repeated="4">
          <table:table-cell table:number-columns-repeated="7"/>
        </table:table-row>
        <table:table-row table:style-name="ro4">
          <table:table-cell table:style-name="ce28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8" table:number-columns-repeated="3"/>
          <table:table-cell table:style-name="ce28" office:value-type="string">
            <text:p>Prime (LBX10+ERPPC+LRM15+JJ)</text:p>
          </table:table-cell>
          <table:table-cell table:style-name="ce28"/>
        </table:table-row>
        <table:table-row table:style-name="ro4">
          <table:table-cell table:style-name="ce28"/>
          <table:table-cell table:style-name="ce54"/>
          <table:table-cell table:style-name="ce28" table:number-columns-repeated="3"/>
          <table:table-cell table:style-name="ce28" office:value-type="string">
            <text:p>A (Gauss+LPL+SRM6+JJ)</text:p>
          </table:table-cell>
          <table:table-cell table:style-name="ce28"/>
        </table:table-row>
        <table:table-row table:style-name="ro4">
          <table:table-cell/>
          <table:table-cell table:style-name="ce55"/>
          <table:table-cell table:number-columns-repeated="5"/>
        </table:table-row>
        <table:table-row table:style-name="ro4">
          <table:table-cell table:style-name="ce28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8" table:number-columns-repeated="2"/>
          <table:table-cell table:style-name="ce28" office:value-type="string">
            <text:p>Prime (1xGauss+LPL+LRM10+MPL+SPL)</text:p>
          </table:table-cell>
          <table:table-cell table:style-name="ce28"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8" office:value-type="string">
            <text:p>Prime(2xERLBL+2xERMBL+MPL+2xLRM20+2xMG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ERPPC+3xMPL+SSRM6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E (2xERLBL+2xATM9+TAG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8" office:value-type="string">
            <text:p>Prime (Gauss+2xERLBL+LRM20+SRM4)</text:p>
          </table:table-cell>
          <table:table-cell table:style-name="ce28" table:number-columns-repeated="4"/>
        </table:table-row>
        <table:table-row table:style-name="ro4" table:number-rows-repeated="24">
          <table:table-cell table:number-columns-repeated="7"/>
        </table:table-row>
        <table:table-row table:style-name="ro4">
          <table:table-cell table:style-name="ce29"/>
          <table:table-cell/>
          <table:table-cell table:style-name="ce29"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8" office:value-type="string">
            <text:p>Prime (2xLBX5+2xSRM6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A (2xERPPC+LPL+MPL+ERMBL+ERSBL)</text:p>
          </table:table-cell>
          <table:table-cell table:style-name="ce28" table:number-columns-repeated="4"/>
        </table:table-row>
        <table:table-row table:style-name="ro4">
          <table:table-cell table:style-name="ce28"/>
          <table:table-cell table:style-name="ce54"/>
          <table:table-cell table:style-name="ce28" office:value-type="string">
            <text:p>C (UAC20+6xERMBL)</text:p>
          </table:table-cell>
          <table:table-cell table:style-name="ce28" table:number-columns-repeated="4"/>
        </table:table-row>
        <table:table-row table:style-name="ro4">
          <table:table-cell table:number-columns-repeated="7"/>
        </table:table-row>
        <table:table-row table:style-name="ro5">
          <table:table-cell table:style-name="ce28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8" office:value-type="string">
            <text:p>Prime (2xArrowIV+3xERSBL)</text:p>
          </table:table-cell>
        </table:table-row>
        <table:table-row table:style-name="ro4" table:number-rows-repeated="5">
          <table:table-cell table:number-columns-repeated="7"/>
        </table:table-row>
        <table:table-row table:style-name="ro5">
          <table:table-cell table:style-name="ce28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8" table:number-columns-repeated="4"/>
          <table:table-cell table:style-name="ce28" office:value-type="string">
            <text:p>Prime (4xERPPC+LRM10)</text:p>
          </table:table-cell>
        </table:table-row>
        <table:table-row table:style-name="ro4" table:number-rows-repeated="6">
          <table:table-cell table:number-columns-repeated="7"/>
        </table:table-row>
        <table:table-row table:style-name="ro5">
          <table:table-cell table:style-name="ce28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8" table:number-columns-repeated="4"/>
          <table:table-cell table:style-name="ce28" office:value-type="string">
            <text:p>Prime (4xERLBL+4xMPL+2xUAC5+LRM10)</text:p>
          </table:table-cell>
        </table:table-row>
        <table:table-row table:style-name="ro4">
          <table:table-cell table:style-name="ce28"/>
          <table:table-cell table:style-name="ce54"/>
          <table:table-cell table:style-name="ce28" table:number-columns-repeated="4"/>
          <table:table-cell table:style-name="ce28" office:value-type="string">
            <text:p>C (2xERPPC+2xATM6+4xMPL+SSRM4+ECM+JJ)</text:p>
          </table:table-cell>
        </table:table-row>
        <table:table-row table:style-name="ro4" table:number-rows-repeated="37">
          <table:table-cell table:number-columns-repeated="7"/>
        </table:table-row>
        <table:table-row table:style-name="ro4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6/01/2015</text:date>, <text:time>12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1T12:19:33.50</dc:date>
    <meta:editing-duration>P7DT15H51M13S</meta:editing-duration>
    <meta:editing-cycles>36</meta:editing-cycles>
    <meta:generator>OpenOffice.org/3.4$Win32 OpenOffice.org_project/340m1$Build-9590</meta:generator>
    <meta:document-statistic meta:table-count="2" meta:cell-count="643" meta:object-count="0"/>
  </office:meta>
</office:document-meta>
</file>